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1">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 data tables in MySQL to store and dynamically render the pages of the website so that the site will be easier to add information to in the future.</text:p>
      <text:p text:style-name="P1"/>
      <text:p text:style-name="P1">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1T14:17:59</dc:date>
    <dc:creator>Taylor Cannon</dc:creator>
    <meta:editing-duration>P0D</meta:editing-duration>
    <meta:editing-cycles>1</meta:editing-cycles>
    <meta:document-statistic meta:table-count="0" meta:image-count="0" meta:object-count="0" meta:page-count="1" meta:paragraph-count="13" meta:word-count="154" meta:character-count="905" meta:non-whitespace-character-count="753"/>
  </office:meta>
</office:document-meta>
</file>